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8BF000025501A4F42A7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0000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80099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évision</text:p>
      <text:p text:style-name="P1"/>
      <text:p text:style-name="P2">Java objet (algorithme), Base de données (SQL) → conception (objet, données) , modélisation → U.M.L</text:p>
      <text:p text:style-name="P2"/>
      <text:p text:style-name="P2"/>
      <text:p text:style-name="P3"><text:span text:style-name="T1"><text:tab/></text:span>matériel :</text:p>
      <text:p text:style-name="P2"/>
      <text:list xml:id="list5635240487546593410" text:style-name="L1">
        <text:list-item>
          <text:p text:style-name="P7">3 dossiers → Slam3, Slam4, Slam5</text:p>
        </text:list-item>
      </text:list>
      <text:list xml:id="list3353516465560060279" text:style-name="L2">
        <text:list-item>
          <text:p text:style-name="P8">1 Crayon + gomme</text:p>
        </text:list-item>
        <text:list-item>
          <text:p text:style-name="P8">1 stylo bleu ou noir</text:p>
        </text:list-item>
        <text:list-item>
          <text:p text:style-name="P8">1 stylo rouge</text:p>
        </text:list-item>
        <text:list-item>
          <text:p text:style-name="P8">1 règle</text:p>
        </text:list-item>
        <text:list-item>
          <text:p text:style-name="P8">USB</text:p>
        </text:list-item>
      </text:list>
      <text:p text:style-name="P2"/>
      <text:p text:style-name="P5">Langage de notation, modélisation</text:p>
      <text:p text:style-name="P4"/>
      <text:p text:style-name="P2">U.M.L = Unified Modeling Language</text:p>
      <text:p text:style-name="P2">langage crée en 1996, standardisé par l'O.M.G (Objet Management Group)</text:p>
      <text:p text:style-name="P2">Le langage UML a été crée par 3 personnes (« 3 amigos »), le plus connu étant James Rumbaugh, Ivar Jacobson et Grady Booch.</text:p>
      <text:p text:style-name="P2"/>
      <text:p text:style-name="P2">Les outils permettant de faire des diagrammes U.M.L sont des « modeleurs » U.M.L ces outils possèdent une partie <text:span text:style-name="T2">statique </text:span>et une partie <text:span text:style-name="T2">dynamique</text:span> (</text:p>
      <text:p text:style-name="P2"/>
      <text:p text:style-name="P2"><text:span text:style-name="T2">Statique</text:span> : Diagramme de classe, paquetage et déploiement (local ou web)</text:p>
      <text:p text:style-name="P2"><text:span text:style-name="T2">Dynamique</text:span> : diagramme de séquence (comment un objet interagit avec un autre objet)</text:p>
      <text:p text:style-name="P2"/>
      <text:p text:style-name="P2">U.M.L est un catalogue de 13 diagrammes.</text:p>
      <text:p text:style-name="P2"/>
      <text:p text:style-name="P2">On compil notre fichier .java (statique en octet) pour obtenir un .class (code statique en octet) que l'on exécute avec un environnement, une machine virtuelle java (JVM) . Notre . java devient donc un objet (dynamique en octet et qui lance des « threads »)</text:p>
      <text:p text:style-name="P2"/>
      <text:p text:style-name="P2">Un objet, ou une instance est crée ou instancier de la manière suivante : Toto toto = new Toto() ;</text:p>
      <text:p text:style-name="P2"/>
      <text:p text:style-name="P10">Cahier des charges :</text:p>
      <text:p text:style-name="P2"/>
      <text:p text:style-name="P2"><text:span text:style-name="T3">Spécificités fonctionnelles</text:span> : gestion des étudiants (étudiant, adresse, notes) → métier de l'application</text:p>
      <text:p text:style-name="P2"><text:tab/><text:tab/><text:tab/><text:tab/>étudiant : numéro, nom, prénom, date de naissance</text:p>
      <text:p text:style-name="P2"><text:tab/><text:tab/><text:tab/><text:tab/>adresse : numéro, voie, code postale, ville</text:p>
      <text:p text:style-name="P2"><text:tab/><text:tab/><text:tab/><text:tab/>note : note, matière, date,, coefficient, appréciation</text:p>
      <text:p text:style-name="P2"/>
      <text:p text:style-name="P2"/>
      <text:p text:style-name="P2"/>
      <text:p text:style-name="P2"><draw:frame draw:style-name="fr1" draw:name="images1" text:anchor-type="paragraph" svg:width="14.527cm" svg:height="9.551cm" draw:z-index="0"><draw:image xlink:href="Pictures/20000007000038BF000025501A4F42A7.svm" xlink:type="simple" xlink:show="embed" xlink:actuate="onLoad"/></draw:frame><text:soft-page-break/></text:p>
      <text:p text:style-name="P2"/>
      <text:p text:style-name="P9">EN JAVA :</text:p>
      <text:p text:style-name="P9"/>
      <text:p text:style-name="P2">public class Etudiant {</text:p>
      <text:p text:style-name="P2"><text:tab/>private int numéro ;</text:p>
      <text:p text:style-name="P2"><text:tab/>private string nom ;</text:p>
      <text:p text:style-name="P2"><text:tab/>private string prénom ;</text:p>
      <text:p text:style-name="P2"><text:tab/>private Date date_naissance ;</text:p>
      <text:p text:style-name="P2"><text:tab/>private Adresse adresse;</text:p>
      <text:p text:style-name="P2"><text:tab/>private List&lt;Note&gt; notes = new ArrayList() ;</text:p>
      <text:p text:style-name="P2"><text:tab/>public void ajoutNote(nouvelle_note){</text:p>
      <text:p text:style-name="P2"><text:tab/><text:tab/>notes.add(nouvelle) ;</text:p>
      <text:p text:style-name="P2"><text:tab/>}</text:p>
      <text:p text:style-name="P2"><text:tab/>public Etudiant(){;}</text:p>
      <text:p text:style-name="P2"><text:tab/>public Etudiant(int numéro, string nom, string prénom){</text:p>
      <text:p text:style-name="P2"><text:tab/><text:tab/>this.numéro=numéro ;</text:p>
      <text:p text:style-name="P2"><text:tab/><text:tab/>this.nom=nom ;</text:p>
      <text:p text:style-name="P2"><text:tab/>}</text:p>
      <text:p text:style-name="P2">}</text:p>
      <text:p text:style-name="P2"><text:tab/></text:p>
      <text:p text:style-name="P2"/>
      <text:p text:style-name="P2">Etudiant tot = new Etudiant() ;</text:p>
      <text:p text:style-name="P2">toto.nom=« TOTO » ; <text:span text:style-name="T5">→ FAUX !!</text:span></text:p>
      <text:p text:style-name="P12">toto.setNom(« TOTO ») ;</text:p>
      <text:p text:style-name="P2"><text:span text:style-name="T5"/></text:p>
      <text:p text:style-name="P2"><text:span text:style-name="T5"/></text:p>
      <text:p text:style-name="P13">→ voir sur éclipse projet « gestionEtudiant »</text:p>
      <text:p text:style-name="P2"/>
      <text:p text:style-name="P2"/>
      <text:p text:style-name="P2"><text:span text:style-name="T4">spécifications non fonctionnelles </text:span>: application WEB + SGBD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3:10:15.01</meta:creation-date>
    <meta:editing-duration>PT27M9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2" meta:paragraph-count="47" meta:word-count="335" meta:character-count="2018"/>
    <dc:date>2013-09-05T15:28:26.60</dc:date>
  </office:meta>
</office:document-meta>
</file>